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043in" fo:line-height="100%" fo:background-color="#f5f5f5" fo:padding="0.0972in" fo:border="0.0102in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2" style:family="paragraph" style:parent-style-name="Standard">
      <style:paragraph-properties fo:margin-top="0in" fo:margin-bottom="0.1043in" fo:line-height="100%" fo:background-color="#f5f5f5" fo:padding="0.0972in" fo:border="0.0102in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Consolas" fo:font-size="10pt" style:font-name-asian="Times New Roman" style:font-size-asian="10pt" style:font-name-complex="Consolas1" style:font-size-complex="10pt"/>
    </style:style>
    <style:style style:name="P3" style:family="paragraph" style:parent-style-name="Standard">
      <style:paragraph-properties fo:margin-top="0.2083in" fo:margin-bottom="0.1043in" fo:line-height="100%"/>
    </style:style>
    <style:style style:name="P4" style:family="paragraph" style:parent-style-name="Standard" style:master-page-name="Standard">
      <style:paragraph-properties fo:margin-top="0.2083in" fo:margin-bottom="0.1043in" fo:line-height="100%" style:page-number="auto"/>
    </style:style>
    <style:style style:name="P5" style:family="paragraph" style:parent-style-name="Standard">
      <style:paragraph-properties fo:margin-top="0.1665in" fo:margin-bottom="0.1665in" fo:line-height="100%" fo:background-color="#0f0f0f" fo:padding="0.0972in" fo:border="0.0102in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6" style:family="paragraph" style:parent-style-name="Standard">
      <style:paragraph-properties fo:margin-top="0.1665in" fo:margin-bottom="0.1665in" fo:line-height="100%" fo:background-color="#0f0f0f" fo:padding="0.0972in" fo:border="0.0102in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f0f0f0" style:font-name="Droid Sans" fo:font-size="9pt" fo:font-weight="bold" style:font-name-asian="Times New Roman" style:font-size-asian="9pt" style:font-weight-asian="bold" style:font-name-complex="Consolas1" style:font-size-complex="9pt" style:font-weight-complex="bold"/>
    </style:style>
    <style:style style:name="P7" style:family="paragraph" style:parent-style-name="Standard">
      <style:paragraph-properties fo:margin-top="0.1665in" fo:margin-bottom="0.1665in" fo:line-height="100%" fo:background-color="#0f0f0f" fo:padding="0.0972in" fo:border="0.0102in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333333" style:font-name="Droid Sans" fo:font-size="9pt" fo:font-weight="bold" style:font-name-asian="Times New Roman" style:font-size-asian="9pt" style:font-weight-asian="bold" style:font-name-complex="Consolas1" style:font-size-complex="9pt" style:font-weight-complex="bold"/>
    </style:style>
    <style:style style:name="P8" style:family="paragraph" style:parent-style-name="Standard">
      <style:paragraph-properties fo:margin-top="0.1043in" fo:margin-bottom="0.1043in" fo:line-height="100%"/>
    </style:style>
    <style:style style:name="T1" style:family="text">
      <style:text-properties fo:color="#333333" style:font-name="Helvetica" fo:font-size="22.5pt" style:font-name-asian="Times New Roman" style:font-size-asian="22.5pt" style:font-name-complex="Helvetica1" style:font-size-complex="22.5pt"/>
    </style:style>
    <style:style style:name="T2" style:family="text">
      <style:text-properties fo:color="#333333" style:font-name="Helvetica" fo:font-size="9pt" style:font-name-asian="Times New Roman" style:font-size-asian="9pt" style:font-name-complex="Helvetica1" style:font-size-complex="9pt"/>
    </style:style>
    <style:style style:name="T3" style:family="text">
      <style:text-properties fo:color="#333333" style:font-name="Consolas" fo:font-size="10pt" style:font-name-asian="Times New Roman" style:font-size-asian="10pt" style:font-name-complex="Consolas1" style:font-size-complex="10pt"/>
    </style:style>
    <style:style style:name="T4" style:family="text">
      <style:text-properties fo:color="#333333" style:font-name="Droid Sans" fo:font-size="9pt" fo:font-weight="bold" style:font-name-asian="Times New Roman" style:font-size-asian="9pt" style:font-weight-asian="bold" style:font-name-complex="Consolas1" style:font-size-complex="9pt" style:font-weight-complex="bold"/>
    </style:style>
    <style:style style:name="T5" style:family="text">
      <style:text-properties fo:color="#8470ff" style:font-name="Droid Sans" fo:font-size="9pt" fo:font-weight="bold" style:font-name-asian="Times New Roman" style:font-size-asian="9pt" style:font-weight-asian="bold" style:font-name-complex="Consolas1" style:font-size-complex="9pt" style:font-weight-complex="bold"/>
    </style:style>
    <style:style style:name="T6" style:family="text">
      <style:text-properties fo:color="#f0f0f0" style:font-name="Droid Sans" fo:font-size="9pt" fo:font-weight="bold" style:font-name-asian="Times New Roman" style:font-size-asian="9pt" style:font-weight-asian="bold" style:font-name-complex="Consolas1" style:font-size-complex="9pt" style:font-weight-complex="bold"/>
    </style:style>
    <style:style style:name="T7" style:family="text">
      <style:text-properties fo:color="#8b8970" style:font-name="Droid Sans" fo:font-size="9pt" fo:font-weight="bold" style:font-name-asian="Times New Roman" style:font-size-asian="9pt" style:font-weight-asian="bold" style:font-name-complex="Consolas1" style:font-size-complex="9pt" style:font-weight-complex="bold"/>
    </style:style>
    <style:style style:name="T8" style:family="text">
      <style:text-properties fo:color="#fec243" style:font-name="Droid Sans" fo:font-size="9pt" fo:font-weight="bold" style:font-name-asian="Times New Roman" style:font-size-asian="9pt" style:font-weight-asian="bold" style:font-name-complex="Consolas1" style:font-size-complex="9pt" style:font-weight-complex="bold"/>
    </style:style>
    <style:style style:name="T9" style:family="text">
      <style:text-properties fo:color="#32cd32" style:font-name="Droid Sans" fo:font-size="9pt" fo:font-style="italic" fo:font-weight="bold" style:font-name-asian="Times New Roman" style:font-size-asian="9pt" style:font-style-asian="italic" style:font-weight-asian="bold" style:font-name-complex="Consolas1" style:font-size-complex="9pt" style:font-style-complex="italic" style:font-weight-complex="bold"/>
    </style:style>
    <style:style style:name="T10" style:family="text">
      <style:text-properties fo:color="#428bca" style:font-name="Consolas" fo:font-size="10pt" style:font-name-asian="Times New Roman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">Common FTP Methods</text:span></text:h>
      <text:h text:style-name="P8" text:outline-level="6"><text:span text:style-name="T2">FTP.connect(host[, port[, timeout]])</text:span></text:h>
      <text:p text:style-name="P1"><text:span text:style-name="T3">Connect to the given host and port. </text:span></text:p>
      <text:p text:style-name="P2"/>
      <text:p text:style-name="P1"><text:span text:style-name="T3">The default port number is 21, as specified by the FTP protocol specification. </text:span></text:p>
      <text:p text:style-name="P2"/>
      <text:p text:style-name="P1"><text:span text:style-name="T3">It is rarely needed to specify a different port number. </text:span></text:p>
      <text:p text:style-name="P2"/>
      <text:p text:style-name="P1"><text:span text:style-name="T3">This function should be called only once for each instance </text:span></text:p>
      <text:p text:style-name="P2"/>
      <text:p text:style-name="P1"><text:span text:style-name="T3">It should not be called at all if a host was given when the instance was created. </text:span></text:p>
      <text:p text:style-name="P2"/>
      <text:p text:style-name="P1"><text:span text:style-name="T3">All other methods can only be used after a connection<text:line-break/>has been made.</text:span></text:p>
      <text:p text:style-name="P2"/>
      <text:p text:style-name="P1"><text:span text:style-name="T3">The optional timeout parameter specifies a timeout in seconds for the connection</text:span></text:p>
      <text:p text:style-name="P1"><text:span text:style-name="T3">attempt. </text:span></text:p>
      <text:p text:style-name="P2"/>
      <text:p text:style-name="P1"><text:span text:style-name="T3">If no timeout is passed, the global default timeout setting will be used.</text:span></text:p>
      <text:h text:style-name="P8" text:outline-level="6"><text:span text:style-name="T2">FTP.getwelcome()</text:span></text:h>
      <text:p text:style-name="P1"><text:span text:style-name="T3">Return the welcome message sent by the server in reply to the initial connection. </text:span></text:p>
      <text:p text:style-name="P2"/>
      <text:p text:style-name="P1"><text:span text:style-name="T3">This message sometimes contains disclaimers or help information that may be</text:span></text:p>
      <text:p text:style-name="P1"><text:span text:style-name="T3">relevant to the user</text:span></text:p>
      <text:h text:style-name="P8" text:outline-level="6"><text:span text:style-name="T2">FTP.login([user[, passwd[, acct]]])</text:span></text:h>
      <text:p text:style-name="P1"><text:span text:style-name="T3">Log in as the given user. </text:span></text:p>
      <text:p text:style-name="P2"/>
      <text:p text:style-name="P1"><text:span text:style-name="T3">The passwd and acct parameters are optional and default to the empty string. </text:span></text:p>
      <text:p text:style-name="P2"/>
      <text:p text:style-name="P1"><text:span text:style-name="T3">If no user is specified, it defaults to 'anonymous'. </text:span></text:p>
      <text:p text:style-name="P2"><text:soft-page-break/></text:p>
      <text:p text:style-name="P1"><text:span text:style-name="T3">If user is 'anonymous', the default passwd is 'anonymous@'. </text:span></text:p>
      <text:p text:style-name="P2"/>
      <text:p text:style-name="P1"><text:span text:style-name="T3">This function should be called only once for each instance, after a connection </text:span></text:p>
      <text:p text:style-name="P1"><text:span text:style-name="T3">has been established. </text:span></text:p>
      <text:p text:style-name="P2"/>
      <text:p text:style-name="P1"><text:span text:style-name="T3">It should not be called at all if a host and user were given when the instance<text:line-break/>was created. </text:span></text:p>
      <text:p text:style-name="P2"/>
      <text:p text:style-name="P1"><text:span text:style-name="T3">Most FTP commands are only allowed after the client has logged in. </text:span></text:p>
      <text:p text:style-name="P2"/>
      <text:p text:style-name="P1"><text:span text:style-name="T3">The acct parameter supplies “accounting information”; few systems implement this.</text:span></text:p>
      <text:h text:style-name="P8" text:outline-level="6"><text:span text:style-name="T2">FTP.retrbinary(command, callback[, maxblocksize[, rest]])</text:span></text:h>
      <text:p text:style-name="P1"><text:span text:style-name="T3">Retrieve a file in binary transfer mode. </text:span></text:p>
      <text:p text:style-name="P2"/>
      <text:p text:style-name="P1"><text:span text:style-name="T3">Command should be an appropriate RETR command: 'RETR filename'. </text:span></text:p>
      <text:p text:style-name="P2"/>
      <text:p text:style-name="P1"><text:span text:style-name="T3">The callback function is called for each block of data received, with a single</text:span></text:p>
      <text:p text:style-name="P1"><text:span text:style-name="T3">string argument giving the data block. </text:span></text:p>
      <text:p text:style-name="P2"/>
      <text:p text:style-name="P1"><text:span text:style-name="T3">The optional maxblocksize argument specifies the maximum chunk size to read on</text:span></text:p>
      <text:p text:style-name="P1"><text:span text:style-name="T3">the low-level socket object created to do the actual transfer.</text:span></text:p>
      <text:p text:style-name="P2"/>
      <text:p text:style-name="P1"><text:span text:style-name="T3">A reasonable default is chosen. rest means the same thing as in the transfercmd()</text:span></text:p>
      <text:p text:style-name="P1"><text:span text:style-name="T3">method.</text:span></text:p>
      <text:h text:style-name="P8" text:outline-level="6"><text:span text:style-name="T2">FTP.retrlines(command[, callback])</text:span></text:h>
      <text:p text:style-name="P1"><text:span text:style-name="T3">Retrieve a file or directory listing in ASCII transfer mode. </text:span></text:p>
      <text:p text:style-name="P2"/>
      <text:p text:style-name="P1"><text:span text:style-name="T3">Command should be an appropriate RETR command or a command such as LIST, NLST or </text:span></text:p>
      <text:p text:style-name="P1"><text:span text:style-name="T3">MLSD.</text:span></text:p>
      <text:p text:style-name="P2"/>
      <text:p text:style-name="P1"><text:span text:style-name="T3">LIST retrieves a list of files and information about those files. </text:span></text:p>
      <text:p text:style-name="P2"><text:soft-page-break/></text:p>
      <text:p text:style-name="P1"><text:span text:style-name="T3">NLST retrieves a list of file names. </text:span></text:p>
      <text:p text:style-name="P2"/>
      <text:p text:style-name="P1"><text:span text:style-name="T3">On some servers, MLSD retrieves a machine readable list of files and information</text:span></text:p>
      <text:p text:style-name="P1"><text:span text:style-name="T3">about those files. </text:span></text:p>
      <text:p text:style-name="P2"/>
      <text:p text:style-name="P1"><text:span text:style-name="T3">The callback function is called for each line with a string argument containing</text:span></text:p>
      <text:p text:style-name="P1"><text:span text:style-name="T3">the line with the trailing CRLF stripped. </text:span></text:p>
      <text:p text:style-name="P2"/>
      <text:p text:style-name="P1"><text:span text:style-name="T3">The default callback prints the line to sys.stdout.</text:span></text:p>
      <text:h text:style-name="P8" text:outline-level="6"><text:span text:style-name="T2">FTP.dir(argument[, ...])</text:span></text:h>
      <text:p text:style-name="P1"><text:span text:style-name="T3">Produce a directory listing as returned by the LIST command, printing it to</text:span></text:p>
      <text:p text:style-name="P1"><text:span text:style-name="T3">standard output.</text:span></text:p>
      <text:p text:style-name="P2"/>
      <text:p text:style-name="P1"><text:span text:style-name="T3">The optional argument is a directory to list (default is the current server</text:span></text:p>
      <text:p text:style-name="P1"><text:span text:style-name="T3">directory). </text:span></text:p>
      <text:p text:style-name="P2"/>
      <text:p text:style-name="P1"><text:span text:style-name="T3">Multiple arguments can be used to pass non-standard options to the LIST command. </text:span></text:p>
      <text:p text:style-name="P2"/>
      <text:p text:style-name="P1"><text:span text:style-name="T3">If the last argument is a function, it is used as a callback function as for </text:span></text:p>
      <text:p text:style-name="P1"><text:span text:style-name="T3">retrlines(); the default prints to sys.stdout. </text:span></text:p>
      <text:p text:style-name="P2"/>
      <text:p text:style-name="P1"><text:span text:style-name="T3">This method returns None.</text:span></text:p>
      <text:h text:style-name="P8" text:outline-level="6"><text:span text:style-name="T2">FTP.delete(filename)</text:span></text:h>
      <text:p text:style-name="P1"><text:span text:style-name="T3">Remove the file named filename from the server. </text:span></text:p>
      <text:p text:style-name="P2"/>
      <text:p text:style-name="P1"><text:span text:style-name="T3">If successful, returns the text of the response, otherwise raises error_perm on </text:span></text:p>
      <text:p text:style-name="P1"><text:span text:style-name="T3">permission errors or error_reply on other errors.</text:span></text:p>
      <text:h text:style-name="P8" text:outline-level="6"><text:span text:style-name="T2">FTP.cwd(pathname)</text:span></text:h>
      <text:p text:style-name="P1"><text:span text:style-name="T3">Set the current directory on the server.</text:span></text:p>
      <text:h text:style-name="P8" text:outline-level="6"><text:span text:style-name="T2">FTP.mkd(pathname)</text:span></text:h>
      <text:p text:style-name="P1"><text:soft-page-break/><text:span text:style-name="T3">Create a new directory on the server.</text:span></text:p>
      <text:h text:style-name="P8" text:outline-level="6"><text:span text:style-name="T2">FTP.pwd()</text:span></text:h>
      <text:p text:style-name="P1"><text:span text:style-name="T3">Return the pathname of the current directory on the server.</text:span></text:p>
      <text:h text:style-name="P8" text:outline-level="6"><text:span text:style-name="T2">FTP.quit()</text:span></text:h>
      <text:p text:style-name="P1"><text:span text:style-name="T3">Send a QUIT command to the server and close the connection. </text:span></text:p>
      <text:p text:style-name="P2"/>
      <text:p text:style-name="P1"><text:span text:style-name="T3">This is the “polite” way to close a connection, but it may raise an exception if</text:span></text:p>
      <text:p text:style-name="P1"><text:span text:style-name="T3">the server responds with an error to the QUIT command. </text:span></text:p>
      <text:p text:style-name="P2"/>
      <text:p text:style-name="P1"><text:span text:style-name="T3">This implies a call to the close() method which renders the FTP instance useless</text:span></text:p>
      <text:p text:style-name="P1"><text:span text:style-name="T3">for subsequent calls.</text:span></text:p>
      <text:h text:style-name="P8" text:outline-level="6"><text:span text:style-name="T2">FTP.close()</text:span></text:h>
      <text:p text:style-name="P1"><text:span text:style-name="T3">Close the connection unilaterally. </text:span></text:p>
      <text:p text:style-name="P2"/>
      <text:p text:style-name="P1"><text:span text:style-name="T3">This should not be applied to an already closed connection such as after a </text:span></text:p>
      <text:p text:style-name="P1"><text:span text:style-name="T3">successful call to quit(). </text:span></text:p>
      <text:p text:style-name="P2"/>
      <text:p text:style-name="P1"><text:span text:style-name="T3">After this call the FTP instance should not be used any more.</text:span></text:p>
      <text:p text:style-name="P2"/>
      <text:p text:style-name="P1"><text:span text:style-name="T3">After a call to close() or quit() you cannot reopen the connection by issuing</text:span></text:p>
      <text:p text:style-name="P1"><text:span text:style-name="T3">another login() method).</text:span></text:p>
      <text:p text:style-name="P1"><text:span text:style-name="T3">For more information, please see the official </text:span><text:a xlink:type="simple" xlink:href="http://docs.python.org/2/library/ftplib.html" text:style-name="Internet_20_link" text:visited-style-name="Visited_20_Internet_20_Link"><text:span text:style-name="T10">Python Documentation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sad</meta:initial-creator>
    <dc:creator>PRASAD VS</dc:creator>
    <meta:editing-cycles>2</meta:editing-cycles>
    <meta:creation-date>2014-12-14T03:02:00</meta:creation-date>
    <dc:date>2017-02-28T10:27:47.84</dc:date>
    <meta:editing-duration>PT1S</meta:editing-duration>
    <meta:generator>OpenOffice/4.1.3$Win32 OpenOffice.org_project/413m1$Build-9783</meta:generator>
    <meta:document-statistic meta:table-count="0" meta:image-count="0" meta:object-count="0" meta:page-count="4" meta:paragraph-count="78" meta:word-count="637" meta:character-count="39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